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99cc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ffff66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0047ff" draw:opacity="100%" draw:textarea-horizontal-align="justify" draw:textarea-vertical-align="middle" draw:auto-grow-height="false" draw:shadow="hidden" draw:shadow-opacity="100%"/>
    </style:style>
    <style:style style:name="gr8" style:family="graphic" style:parent-style-name="standard">
      <style:graphic-properties draw:stroke="dash" draw:stroke-dash="Ultrafine_20_Dashed" draw:fill="none" draw:textarea-horizontal-align="center" draw:textarea-vertical-align="middle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g>
          <draw:custom-shape draw:style-name="gr1" draw:text-style-name="P1" draw:id="id2" draw:layer="layout" svg:width="0.883cm" svg:height="0.883cm" svg:x="3.135cm" svg:y="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id="id1" draw:layer="layout" svg:width="0.883cm" svg:height="0.882cm" svg:x="1.9cm" svg:y="5.0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id="id3" draw:layer="layout" svg:width="0.882cm" svg:height="0.882cm" svg:x="4.547cm" svg:y="5.0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id="id4" draw:layer="layout" svg:width="0.882cm" svg:height="0.882cm" svg:x="3.618cm" svg:y="6.1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id="id5" draw:layer="layout" svg:width="0.882cm" svg:height="0.882cm" svg:x="5.5cm" svg:y="6.1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1" draw:layer="layout" draw:type="line" svg:x1="2.653cm" svg:y1="5.187cm" svg:x2="3.263cm" svg:y2="3.753cm" draw:start-shape="id1" draw:start-glue-point="11" draw:end-shape="id2" draw:end-glue-point="7" svg:d="m2653 5187 610-1434">
            <text:p/>
          </draw:connector>
          <draw:connector draw:style-name="gr5" draw:text-style-name="P1" draw:layer="layout" draw:type="line" svg:x1="3.888cm" svg:y1="3.753cm" svg:x2="4.675cm" svg:y2="5.187cm" draw:start-shape="id2" draw:start-glue-point="9" draw:end-shape="id3" draw:end-glue-point="5" svg:d="m3888 3753 787 1434">
            <text:p/>
          </draw:connector>
          <draw:connector draw:style-name="gr5" draw:text-style-name="P1" draw:layer="layout" draw:type="line" svg:x1="4.37cm" svg:y1="6.246cm" svg:x2="4.675cm" svg:y2="5.811cm" draw:start-shape="id4" draw:start-glue-point="11" draw:end-shape="id3" draw:end-glue-point="7" svg:d="m4370 6246 305-435">
            <text:p/>
          </draw:connector>
          <draw:connector draw:style-name="gr5" draw:text-style-name="P1" draw:layer="layout" draw:type="line" svg:x1="5.299cm" svg:y1="5.811cm" svg:x2="5.628cm" svg:y2="6.246cm" draw:start-shape="id3" draw:start-glue-point="9" draw:end-shape="id5" draw:end-glue-point="5" svg:d="m5299 5811 329 435">
            <text:p/>
          </draw:connector>
          <draw:custom-shape draw:style-name="gr6" draw:text-style-name="P1" draw:id="id7" draw:layer="layout" svg:width="0.938cm" svg:height="0.938cm" svg:x="7.5cm" svg:y="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id="id6" draw:layer="layout" svg:width="0.938cm" svg:height="0.937cm" svg:x="6.5cm" svg:y="8.4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id="id8" draw:layer="layout" svg:width="0.938cm" svg:height="0.937cm" svg:x="8.5cm" svg:y="8.4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1" draw:layer="layout" draw:type="line" svg:x1="6.968cm" svg:y1="8.438cm" svg:x2="7.636cm" svg:y2="7.8cm" draw:start-shape="id6" draw:start-glue-point="4" draw:end-shape="id7" draw:end-glue-point="7" svg:d="m6968 8438 668-638">
            <text:p/>
          </draw:connector>
          <draw:connector draw:style-name="gr5" draw:text-style-name="P1" draw:layer="layout" draw:type="line" svg:x1="8.3cm" svg:y1="7.8cm" svg:x2="8.968cm" svg:y2="8.438cm" draw:start-shape="id7" draw:start-glue-point="9" draw:end-shape="id8" draw:end-glue-point="4" svg:d="m8300 7800 668 638">
            <text:p/>
          </draw:connector>
          <draw:ellipse draw:style-name="gr8" draw:text-style-name="P1" draw:id="id9" draw:layer="layout" svg:width="4.2cm" svg:height="2.735cm" svg:x="2.8cm" svg:y="4.8cm">
            <text:p/>
          </draw:ellipse>
          <draw:connector draw:style-name="gr9" draw:text-style-name="P1" draw:layer="layout" draw:type="curve" svg:x1="7.968cm" svg:y1="7cm" svg:x2="4.9cm" svg:y2="4.8cm" draw:start-shape="id7" draw:start-glue-point="4" draw:end-shape="id9" draw:end-glue-point="0" svg:d="m7968 7000c0-4051-3068-2951-3068-2200">
            <text:p/>
          </draw:connector>
          <draw:line draw:style-name="gr5" draw:text-style-name="P1" draw:layer="layout" svg:x1="10cm" svg:y1="2cm" svg:x2="10cm" svg:y2="10cm">
            <text:p/>
          </draw:line>
          <draw:custom-shape draw:style-name="gr1" draw:text-style-name="P1" draw:id="id10" draw:layer="layout" svg:width="0.883cm" svg:height="0.883cm" svg:x="11.864cm" svg:y="3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883cm" svg:height="0.882cm" svg:x="10.617cm" svg:y="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1" draw:layer="layout" draw:type="line" svg:x1="11.253cm" svg:y1="5.128cm" svg:x2="11.992cm" svg:y2="4.253cm" draw:end-shape="id10" draw:end-glue-point="7" svg:d="m11253 5128 739-875">
            <text:p/>
          </draw:connector>
          <draw:custom-shape draw:style-name="gr6" draw:text-style-name="P1" draw:id="id12" draw:layer="layout" svg:width="0.938cm" svg:height="0.938cm" svg:x="13.247cm" svg:y="5.5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id="id11" draw:layer="layout" svg:width="0.938cm" svg:height="0.937cm" svg:x="12.247cm" svg:y="7.0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id="id13" draw:layer="layout" svg:width="0.938cm" svg:height="0.937cm" svg:x="14.247cm" svg:y="7.0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1" draw:layer="layout" draw:type="line" svg:x1="12.715cm" svg:y1="7.063cm" svg:x2="13.383cm" svg:y2="6.362cm" draw:start-shape="id11" draw:start-glue-point="4" draw:end-shape="id12" draw:end-glue-point="7" svg:d="m12715 7063 668-701">
            <text:p/>
          </draw:connector>
          <draw:connector draw:style-name="gr5" draw:text-style-name="P1" draw:layer="layout" draw:type="line" svg:x1="14.047cm" svg:y1="6.362cm" svg:x2="14.715cm" svg:y2="7.063cm" draw:start-shape="id12" draw:start-glue-point="9" draw:end-shape="id13" draw:end-glue-point="4" svg:d="m14047 6362 668 701">
            <text:p/>
          </draw:connector>
          <draw:connector draw:style-name="gr5" draw:text-style-name="P1" draw:layer="layout" draw:type="line" svg:x1="12.617cm" svg:y1="4.253cm" svg:x2="13.383cm" svg:y2="5.698cm" draw:start-shape="id10" draw:start-glue-point="9" draw:end-shape="id12" draw:end-glue-point="5" svg:d="m12617 4253 766 1445">
            <text:p/>
          </draw:connector>
          <draw:frame draw:style-name="gr10" draw:text-style-name="P2" draw:layer="layout" svg:width="3.44cm" svg:height="0.725cm" svg:x="6.3cm" svg:y="9.5cm">
            <draw:text-box>
              <text:p><text:span text:style-name="T1">Losowe drzewo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2-04T15:02:10.81</meta:creation-date>
    <dc:date>2010-01-25T19:26:13.32</dc:date>
    <meta:editing-duration>PT00H15M06S</meta:editing-duration>
    <meta:editing-cycles>6</meta:editing-cycles>
    <meta:generator>OpenOffice.org/3.1$Win32 OpenOffice.org_project/310m19$Build-9420</meta:generator>
    <meta:document-statistic meta:object-count="28"/>
  </office:meta>
</office:document-meta>
</file>